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draw:auto-grow-width="true" fo:min-height="0.375cm" fo:padding-top="0cm" fo:padding-bottom="0cm" fo:padding-left="0cm" fo:padding-right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48cm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9pt"/>
    </style:style>
    <style:style style:name="T2" style:family="text">
      <style:text-properties style:use-window-font-color="true" fo:font-size="9pt" style:font-size-asian="18pt" style:font-size-complex="18pt"/>
    </style:style>
    <style:style style:name="T3" style:family="text">
      <style:text-properties style:use-window-font-color="true"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xml:id="id1" draw:id="id1" draw:layer="layout" svg:width="0.84cm" svg:height="0.374cm" svg:x="3.352cm" svg:y="0.373cm">
            <draw:text-box>
              <text:p text:style-name="P1"><text:span text:style-name="T1">etat0</text:span></text:p>
            </draw:text-box>
          </draw:frame>
          <draw:frame draw:style-name="gr1" draw:text-style-name="P2" xml:id="id2" draw:id="id2" draw:layer="layout" svg:width="3.3cm" svg:height="0.747cm" svg:x="0.152cm" svg:y="3.742cm">
            <draw:text-box>
              <text:p text:style-name="P1"><text:span text:style-name="T1">regr_lat_time_coefoz</text:span></text:p>
              <text:p text:style-name="P1"><text:span text:style-name="T1">(lecture, écriture)</text:span></text:p>
            </draw:text-box>
          </draw:frame>
          <draw:frame draw:style-name="gr1" draw:text-style-name="P2" xml:id="id3" draw:id="id3" draw:layer="layout" svg:width="1.717cm" svg:height="0.747cm" svg:x="4.052cm" svg:y="3.742cm">
            <draw:text-box>
              <text:p text:style-name="P1"><text:span text:style-name="T1">regr_pr_o3</text:span></text:p>
              <text:p text:style-name="P1"><text:span text:style-name="T1">(lecture)</text:span></text:p>
            </draw:text-box>
          </draw:frame>
          <draw:frame draw:style-name="gr1" draw:text-style-name="P2" xml:id="id6" draw:id="id6" draw:layer="layout" svg:width="1.53cm" svg:height="0.374cm" svg:x="0.452cm" svg:y="5.924cm">
            <draw:text-box>
              <text:p text:style-name="P1"><text:span text:style-name="T1">regr3_lint</text:span></text:p>
            </draw:text-box>
          </draw:frame>
          <draw:frame draw:style-name="gr1" draw:text-style-name="P2" xml:id="id4" draw:id="id4" draw:layer="layout" svg:width="2.254cm" svg:height="0.374cm" svg:x="3.852cm" svg:y="5.924cm">
            <draw:text-box>
              <text:p text:style-name="P1"><text:span text:style-name="T1">regr1_step_av</text:span></text:p>
            </draw:text-box>
          </draw:frame>
          <draw:connector draw:style-name="gr2" draw:text-style-name="P3" draw:layer="layout" draw:type="line" svg:x1="3.772cm" svg:y1="0.747cm" svg:x2="1.802cm" svg:y2="3.742cm" draw:start-shape="id1" draw:start-glue-point="2" draw:end-shape="id2" draw:end-glue-point="0" svg:d="m3772 747-1970 2995" svg:viewBox="0 0 1971 2996">
            <text:p/>
          </draw:connector>
          <draw:connector draw:style-name="gr2" draw:text-style-name="P3" draw:layer="layout" draw:type="line" svg:x1="3.772cm" svg:y1="0.747cm" svg:x2="4.91cm" svg:y2="3.742cm" draw:start-shape="id1" draw:start-glue-point="2" draw:end-shape="id3" draw:end-glue-point="0" svg:d="m3772 747 1138 2995" svg:viewBox="0 0 1139 2996">
            <text:p/>
          </draw:connector>
          <draw:connector draw:style-name="gr2" draw:text-style-name="P3" draw:layer="layout" draw:type="line" svg:x1="4.91cm" svg:y1="4.489cm" svg:x2="4.979cm" svg:y2="5.924cm" draw:start-shape="id3" draw:start-glue-point="2" draw:end-shape="id4" draw:end-glue-point="0" svg:d="m4910 4489 69 1435" svg:viewBox="0 0 70 1436">
            <text:p/>
          </draw:connector>
          <draw:connector draw:style-name="gr2" draw:text-style-name="P3" draw:layer="layout" draw:type="line" svg:x1="7.976cm" svg:y1="5.012cm" svg:x2="4.979cm" svg:y2="5.924cm" draw:start-shape="id5" draw:start-glue-point="2" draw:end-shape="id4" draw:end-glue-point="0" svg:d="m7976 5012-2997 912" svg:viewBox="0 0 2998 913">
            <text:p/>
          </draw:connector>
          <draw:connector draw:style-name="gr2" draw:text-style-name="P3" draw:layer="layout" draw:type="line" svg:x1="1.802cm" svg:y1="4.489cm" svg:x2="1.217cm" svg:y2="5.924cm" draw:start-shape="id2" draw:start-glue-point="2" draw:end-shape="id6" draw:end-glue-point="0" svg:d="m1802 4489-585 1435" svg:viewBox="0 0 586 1436">
            <text:p/>
          </draw:connector>
          <draw:connector draw:style-name="gr2" draw:text-style-name="P3" draw:layer="layout" draw:type="line" svg:x1="1.802cm" svg:y1="4.489cm" svg:x2="4.979cm" svg:y2="5.924cm" draw:start-shape="id2" draw:start-glue-point="2" draw:end-shape="id4" draw:end-glue-point="0" svg:d="m1802 4489 3177 1435" svg:viewBox="0 0 3178 1436">
            <text:p/>
          </draw:connector>
          <draw:frame draw:style-name="gr1" draw:text-style-name="P2" xml:id="id7" draw:id="id7" draw:layer="layout" svg:width="1.217cm" svg:height="0.374cm" svg:x="9.152cm" svg:y="0.328cm">
            <draw:text-box>
              <text:p text:style-name="P1"><text:span text:style-name="T1">phytrac</text:span></text:p>
            </draw:text-box>
          </draw:frame>
          <draw:frame draw:style-name="gr3" draw:text-style-name="P4" xml:id="id8" draw:id="id8" draw:layer="layout" svg:width="3.393cm" svg:height="0.747cm" svg:x="8.148cm" svg:y="1.436cm">
            <draw:text-box>
              <text:p text:style-name="P1"><text:span text:style-name="T1">regr_pr_comb_coefoz</text:span></text:p>
              <text:p text:style-name="P1"><text:span text:style-name="T1">(combinaison)</text:span></text:p>
            </draw:text-box>
          </draw:frame>
          <draw:frame draw:style-name="gr4" draw:text-style-name="P1" xml:id="id5" draw:id="id5" draw:layer="layout" svg:width="3.648cm" svg:height="1.37cm" svg:x="6.152cm" svg:y="3.642cm">
            <draw:text-box>
              <text:p text:style-name="P1"><text:span text:style-name="T1">regr_pr_av_coefoz</text:span></text:p>
              <text:p text:style-name="P1"><text:span text:style-name="T2">(lecture, empaquetage)</text:span></text:p>
            </draw:text-box>
          </draw:frame>
          <draw:frame draw:style-name="gr5" draw:text-style-name="P4" xml:id="id9" draw:id="id9" draw:layer="layout" svg:width="3.148cm" svg:height="1.12cm" svg:x="9.652cm" svg:y="3.742cm">
            <draw:text-box>
              <text:p text:style-name="P1"><text:span text:style-name="T1">regr_pr_int_coefoz</text:span></text:p>
              <text:p text:style-name="P1"><text:span text:style-name="T3">(lecture, empaquetage)</text:span></text:p>
            </draw:text-box>
          </draw:frame>
          <draw:connector draw:style-name="gr2" draw:text-style-name="P3" draw:layer="layout" draw:type="line" svg:x1="9.76cm" svg:y1="0.702cm" svg:x2="9.844cm" svg:y2="1.436cm" draw:start-shape="id7" draw:start-glue-point="2" draw:end-shape="id8" draw:end-glue-point="0" svg:d="m9760 702 84 734" svg:viewBox="0 0 85 735">
            <text:p/>
          </draw:connector>
          <draw:connector draw:style-name="gr2" draw:text-style-name="P3" draw:layer="layout" draw:type="line" svg:x1="9.844cm" svg:y1="2.183cm" svg:x2="7.976cm" svg:y2="3.642cm" draw:start-shape="id8" draw:start-glue-point="2" draw:end-shape="id5" draw:end-glue-point="0" svg:d="m9844 2183-1868 1459" svg:viewBox="0 0 1869 1460">
            <text:p/>
          </draw:connector>
          <draw:connector draw:style-name="gr2" draw:text-style-name="P3" draw:layer="layout" draw:type="line" svg:x1="9.844cm" svg:y1="2.183cm" svg:x2="11.226cm" svg:y2="3.742cm" draw:start-shape="id8" draw:start-glue-point="2" draw:end-shape="id9" draw:end-glue-point="0" svg:d="m9844 2183 1382 1559" svg:viewBox="0 0 1383 1560">
            <text:p/>
          </draw:connector>
          <draw:connector draw:style-name="gr2" draw:text-style-name="P3" draw:layer="layout" draw:type="line" svg:x1="11.226cm" svg:y1="4.862cm" svg:x2="11.317cm" svg:y2="5.924cm" draw:start-shape="id9" draw:start-glue-point="2" draw:end-shape="id10" draw:end-glue-point="0" svg:d="m11226 4862 91 1062" svg:viewBox="0 0 92 1063">
            <text:p/>
          </draw:connector>
          <draw:frame draw:style-name="gr1" draw:text-style-name="P2" xml:id="id10" draw:id="id10" draw:layer="layout" svg:width="1.53cm" svg:height="0.374cm" svg:x="10.552cm" svg:y="5.924cm">
            <draw:text-box>
              <text:p text:style-name="P1"><text:span text:style-name="T1">regr1_li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8-04-29T15:15:26</meta:creation-date>
    <dc:date>2014-04-14T14:39:29</dc:date>
    <dc:language>fr-FR</dc:language>
    <meta:editing-cycles>19</meta:editing-cycles>
    <meta:editing-duration>PT1H13M24S</meta:editing-duration>
    <dc:creator>GUEZ Lionel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